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font-weight="bold" style:font-weight-asian="bold" style:font-weight-complex="bold"/>
    </style:style>
    <style:style style:name="T22" style:parent-style-name="Policepardéfau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list-style-name="LFO2" style:family="paragraph"/>
    <style:style style:name="T25" style:parent-style-name="Policepardéfaut" style:family="text">
      <style:text-properties fo:font-weight="bold" style:font-weight-asian="bold" style:font-weight-complex="bold"/>
    </style:style>
    <style:style style:name="P26" style:parent-style-name="Normal" style:list-style-name="LFO2" style:family="paragraph"/>
    <style:style style:name="T27" style:parent-style-name="Policepardéfaut" style:family="text">
      <style:text-properties fo:font-weight="bold" style:font-weight-asian="bold" style:font-weight-complex="bold"/>
    </style:style>
    <style:style style:name="P28" style:parent-style-name="Normal" style:list-style-name="LFO2" style:family="paragraph"/>
    <style:style style:name="T29" style:parent-style-name="Policepardéfaut" style:family="text">
      <style:text-properties fo:font-weight="bold" style:font-weight-asian="bold" style:font-weight-complex="bold"/>
    </style:style>
    <style:style style:name="P30" style:parent-style-name="Normal" style:list-style-name="LFO2" style:family="paragraph"/>
    <style:style style:name="T31" style:parent-style-name="Policepardéfaut" style:family="text">
      <style:text-properties fo:font-weight="bold" style:font-weight-asian="bold" style:font-weight-complex="bold"/>
    </style:style>
    <style:style style:name="P32" style:parent-style-name="Normal" style:list-style-name="LFO2" style:family="paragraph"/>
    <style:style style:name="T33" style:parent-style-name="Policepardéfaut" style:family="text">
      <style:text-properties fo:font-weight="bold" style:font-weight-asian="bold" style:font-weight-complex="bold"/>
    </style:style>
    <style:style style:name="P34" style:parent-style-name="Normal" style:list-style-name="LFO2" style:family="paragraph"/>
    <style:style style:name="T35" style:parent-style-name="Policepardéfaut" style:family="text">
      <style:text-properties fo:font-weight="bold" style:font-weight-asian="bold" style:font-weight-complex="bold"/>
    </style:style>
    <style:style style:name="P36" style:parent-style-name="Normal" style:list-style-name="LFO2" style:family="paragraph"/>
    <style:style style:name="T37" style:parent-style-name="Policepardéfaut" style:family="text">
      <style:text-properties fo:font-weight="bold" style:font-weight-asian="bold" style:font-weight-complex="bold"/>
    </style:style>
    <style:style style:name="P38" style:parent-style-name="Normal" style:list-style-name="LFO2" style:family="paragraph"/>
    <style:style style:name="T39" style:parent-style-name="Policepardéfaut" style:family="text">
      <style:text-properties fo:font-weight="bold" style:font-weight-asian="bold" style:font-weight-complex="bold"/>
    </style:style>
    <style:style style:name="P40" style:parent-style-name="Normal" style:list-style-name="LFO2" style:family="paragraph"/>
    <style:style style:name="T41" style:parent-style-name="Policepardéfaut" style:family="text">
      <style:text-properties fo:font-weight="bold" style:font-weight-asian="bold" style:font-weight-complex="bold"/>
    </style:style>
    <style:style style:name="P42" style:parent-style-name="Normal" style:list-style-name="LFO2" style:family="paragraph"/>
    <style:style style:name="T43" style:parent-style-name="Policepardéfaut" style:family="text">
      <style:text-properties fo:font-weight="bold" style:font-weight-asian="bold" style:font-weight-complex="bold"/>
    </style:style>
    <style:style style:name="P44" style:parent-style-name="Normal" style:list-style-name="LFO2" style:family="paragraph"/>
    <style:style style:name="T45" style:parent-style-name="Policepardéfaut" style:family="text">
      <style:text-properties fo:font-weight="bold" style:font-weight-asian="bold" style:font-weight-complex="bold"/>
    </style:style>
    <style:style style:name="P46" style:parent-style-name="Normal" style:list-style-name="LFO2" style:family="paragraph"/>
    <style:style style:name="T47" style:parent-style-name="Policepardéfaut" style:family="text">
      <style:text-properties fo:font-weight="bold" style:font-weight-asian="bold" style:font-weight-complex="bold"/>
    </style:style>
    <style:style style:name="P48" style:parent-style-name="Normal" style:list-style-name="LFO2" style:family="paragraph"/>
    <style:style style:name="T49" style:parent-style-name="Policepardéfaut" style:family="text">
      <style:text-properties fo:font-weight="bold" style:font-weight-asian="bold" style:font-weight-complex="bold"/>
    </style:style>
    <style:style style:name="P50" style:parent-style-name="Normal" style:list-style-name="LFO2" style:family="paragraph"/>
    <style:style style:name="T51" style:parent-style-name="Policepardéfaut" style:family="text">
      <style:text-properties fo:font-weight="bold" style:font-weight-asian="bold" style:font-weight-complex="bold"/>
    </style:style>
    <style:style style:name="P52" style:parent-style-name="Normal" style:list-style-name="LFO2" style:family="paragraph"/>
    <style:style style:name="T53" style:parent-style-name="Policepardéfaut" style:family="text">
      <style:text-properties fo:font-weight="bold" style:font-weight-asian="bold" style:font-weight-complex="bold"/>
    </style:style>
    <style:style style:name="P54" style:parent-style-name="Normal" style:list-style-name="LFO2" style:family="paragraph"/>
    <style:style style:name="T55" style:parent-style-name="Policepardéfaut" style:family="text">
      <style:text-properties fo:font-weight="bold" style:font-weight-asian="bold" style:font-weight-complex="bold"/>
    </style:style>
    <style:style style:name="P56" style:parent-style-name="Normal" style:list-style-name="LFO2" style:family="paragraph"/>
    <style:style style:name="T57" style:parent-style-name="Policepardéfaut" style:family="text">
      <style:text-properties fo:font-weight="bold" style:font-weight-asian="bold" style:font-weight-complex="bold"/>
    </style:style>
    <style:style style:name="P58" style:parent-style-name="Normal" style:list-style-name="LFO2" style:family="paragraph"/>
    <style:style style:name="T59" style:parent-style-name="Policepardéfaut" style:family="text">
      <style:text-properties fo:font-weight="bold" style:font-weight-asian="bold" style:font-weight-complex="bold"/>
    </style:style>
    <style:style style:name="P60" style:parent-style-name="Normal" style:family="paragraph">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Idée de jeux de role :</text:p>
      <text:p text:style-name="P2">Conversation : Réservation pour la Maison du Marais</text:p>
      <text:p text:style-name="Normal"><text:span text:style-name="T3">Personnages :</text:span></text:p>
      <text:list text:style-name="LFO1" text:continue-numbering="true">
        <text:list-item>
          <text:p text:style-name="P4"><text:span text:style-name="T5">Touriste (T)</text:span><text:s/>: Marie</text:p>
        </text:list-item>
        <text:list-item>
          <text:p text:style-name="P6"><text:span text:style-name="T7">Employé (E)</text:span><text:s/>: Lucas</text:p>
        </text:list-item>
      </text:list>
      <text:p text:style-name="Normal"><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p>
      <text:p text:style-name="Normal"><text:span text:style-name="T8">T</text:span><text:s/>: Bonjour ! Je voudrais réserver une visite de la Maison du Marais, s'il vous plaît.</text:p>
      <text:p text:style-name="Normal"><text:span text:style-name="T9">E</text:span><text:s/>: Bonjour, Marie ! Bien sûr, je peux vous aider avec ça. Pour commencer, pourriez-vous me donner votre nom complet ?</text:p>
      <text:p text:style-name="Normal"><text:span text:style-name="T10">T</text:span><text:s/>: Oui, c’est Marie Dupont.</text:p>
      <text:p text:style-name="Normal"><text:span text:style-name="T11">E</text:span><text:s/>: Merci, Marie. Quel est votre numéro de téléphone pour confirmer la réservation ?</text:p>
      <text:p text:style-name="Normal"><text:span text:style-name="T12">T</text:span><text:s/>: C'est le 06 12 34 56 78.</text:p>
      <text:p text:style-name="Normal"><text:span text:style-name="T13">E</text:span><text:s/>: Parfait. Avez-vous une adresse e-mail où nous pouvons vous envoyer les détails de la réservation ?</text:p>
      <text:p text:style-name="Normal"><text:span text:style-name="T14">T</text:span><text:s/>: Oui, c’est marie.dupont@email.com.</text:p>
      <text:p text:style-name="Normal"><text:span text:style-name="T15">E</text:span><text:s/>: Très bien. Pour quelle date souhaitez-vous réserver la visite ?</text:p>
      <text:p text:style-name="Normal"><text:span text:style-name="T16">T</text:span><text:s/>: Je voudrais venir le 15 octobre, si possible.</text:p>
      <text:p text:style-name="Normal"><text:span text:style-name="T17">E</text:span><text:s/>: Ça marche. Et combien de personnes seront présentes lors de la visite ?</text:p>
      <text:p text:style-name="Normal"><text:span text:style-name="T18">T</text:span><text:s/>: Nous serons quatre, moi et ma famille.</text:p>
      <text:p text:style-name="Normal"><text:span text:style-name="T19">E</text:span><text:s/>: Excellent ! Pour finaliser votre réservation, avez-vous des besoins spécifiques ou des questions ?</text:p>
      <text:p text:style-name="Normal"><text:span text:style-name="T20">T</text:span><text:s/>: Non, tout est bon pour nous. Merci !</text:p>
      <text:p text:style-name="Normal"><text:span text:style-name="T21">E</text:span><text:s/>: Super ! Je vous confirme donc la réservation pour quatre personnes le 15 octobre. Nous vous enverrons un e-mail avec tous les détails.</text:p>
      <text:p text:style-name="Normal"><text:span text:style-name="T22">T</text:span><text:s/>: Merci beaucoup !</text:p>
      <text:p text:style-name="Normal"><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p>
      <text:p text:style-name="P23">Répertorier et classifier les données à caractère personnel</text:p>
      <text:list text:style-name="LFO2" text:continue-numbering="true">
        <text:list-item>
          <text:p text:style-name="P24"><text:span text:style-name="T25">Nom complet</text:span></text:p>
          <text:list text:continue-numbering="true">
            <text:list-item>
              <text:p text:style-name="P26"><text:span text:style-name="T27">Type</text:span><text:s/>: Identifiant personnel</text:p>
            </text:list-item>
            <text:list-item>
              <text:p text:style-name="P28"><text:span text:style-name="T29">Classification</text:span><text:s/>: Donnée d'identification</text:p>
            </text:list-item>
          </text:list>
        </text:list-item>
        <text:list-item>
          <text:p text:style-name="P30"><text:span text:style-name="T31">Numéro de téléphone</text:span></text:p>
          <text:list text:continue-numbering="true">
            <text:list-item>
              <text:p text:style-name="P32"><text:span text:style-name="T33">Type</text:span><text:s/>: Contact</text:p>
            </text:list-item>
            <text:list-item>
              <text:p text:style-name="P34"><text:span text:style-name="T35">Classification</text:span><text:s/>: Donnée de contact</text:p>
            </text:list-item>
          </text:list>
        </text:list-item>
        <text:list-item>
          <text:p text:style-name="P36"><text:span text:style-name="T37">Adresse e-mail</text:span></text:p>
          <text:list text:continue-numbering="true">
            <text:list-item>
              <text:p text:style-name="P38"><text:span text:style-name="T39">Type</text:span><text:s/>: Contact</text:p>
            </text:list-item>
            <text:list-item>
              <text:p text:style-name="P40"><text:span text:style-name="T41">Classification</text:span><text:s/>: Donnée de contact</text:p>
            </text:list-item>
          </text:list>
        </text:list-item>
        <text:list-item>
          <text:p text:style-name="P42"><text:span text:style-name="T43">Date de la visite</text:span></text:p>
          <text:list text:continue-numbering="true">
            <text:list-item>
              <text:p text:style-name="P44"><text:span text:style-name="T45">Type</text:span><text:s/>: Information de réservation</text:p>
            </text:list-item>
            <text:list-item>
              <text:p text:style-name="P46"><text:span text:style-name="T47">Classification</text:span><text:s/>: Donnée liée à un service</text:p>
            </text:list-item>
          </text:list>
        </text:list-item>
        <text:list-item>
          <text:p text:style-name="P48"><text:span text:style-name="T49">Nombre de personnes</text:span></text:p>
          <text:list text:continue-numbering="true">
            <text:list-item>
              <text:p text:style-name="P50"><text:span text:style-name="T51">Type</text:span><text:s/>: Information de réservation</text:p>
            </text:list-item>
            <text:list-item>
              <text:p text:style-name="P52"><text:span text:style-name="T53">Classification</text:span><text:s/>: Donnée liée à un service</text:p>
            </text:list-item>
          </text:list>
        </text:list-item>
        <text:list-item>
          <text:p text:style-name="P54"><text:span text:style-name="T55">Besoins spécifiques</text:span></text:p>
          <text:list text:continue-numbering="true">
            <text:list-item>
              <text:p text:style-name="P56"><text:span text:style-name="T57">Type</text:span><text:s/>: Information sur les préférences</text:p>
            </text:list-item>
            <text:list-item>
              <text:p text:style-name="P58"><text:span text:style-name="T59">Classification</text:span><text:s/>: Donnée facultative</text:p>
            </text:list-item>
          </text:list>
        </text:list-item>
      </text:list>
      <text:p text:style-name="P60">Conclusion</text:p>
      <text:p text:style-name="Normal">Cette conversation permet de mettre en évidence les différentes données personnelles collectées lors d'une réservation pour une visite. Chacune des données peut être classée selon son type et sa finalité, conformément aux principes de protection des données.</text:p>
      <text:p text:style-name="Normal"/>
      <text:p text:style-name="Normal"/>
      <text:p text:style-name="Normal">Pour obtenir le consentement des utilisateurs pour le traitement de leurs données personnelles, il est important de suivre certaines bonnes pratiques, surtout dans le cadre du RGPD. Voici les étapes clés :</text:p>
      <text:p text:style-name="Normal"/>
      <text:p text:style-name="Normal">### 1. **Clarté et Transparence**</text:p>
      <text:p text:style-name="Normal"><text:s text:c="3"/>- Informez les utilisateurs de manière claire et compréhensible sur les données que vous collectez, pourquoi vous les collectez, et comment elles seront utilisées.</text:p>
      <text:p text:style-name="Normal"><text:s text:c="3"/>- Fournissez des informations sur le responsable du traitement des données et les droits des utilisateurs.</text:p>
      <text:p text:style-name="Normal"/>
      <text:p text:style-name="Normal">### 2. **Formulaire de Consentement**</text:p>
      <text:p text:style-name="Normal"><text:s text:c="3"/>- Utilisez un formulaire de consentement distinct qui nécessite une action positive (comme cocher une case) pour indiquer leur accord. Évitez le consentement implicite.</text:p>
      <text:p text:style-name="Normal"><text:s text:c="3"/>- Le formulaire doit être accessible et facile à comprendre, sans jargon juridique complexe.</text:p>
      <text:p text:style-name="Normal"/>
      <text:soft-page-break/>
      <text:p text:style-name="Normal">### 3. **Consentement Granulaire**</text:p>
      <text:p text:style-name="Normal"><text:s text:c="3"/>- Permettez aux utilisateurs de donner leur consentement de manière granulaire, c'est-à-dire pour différents types de traitement (ex. : marketing, statistiques, etc.).<text:s/></text:p>
      <text:p text:style-name="Normal"><text:s text:c="3"/>- Les utilisateurs doivent pouvoir choisir séparément les traitements auxquels ils consentent.</text:p>
      <text:p text:style-name="Normal"/>
      <text:p text:style-name="Normal">### 4. **Droit de Retrait**</text:p>
      <text:p text:style-name="Normal"><text:s text:c="3"/>- Informez les utilisateurs qu'ils peuvent retirer leur consentement à tout moment, facilement et sans contraintes. Indiquez clairement la procédure pour le faire.</text:p>
      <text:p text:style-name="Normal"/>
      <text:p text:style-name="Normal">### 5. **Conservation des Preuves**</text:p>
      <text:p text:style-name="Normal"><text:s text:c="3"/>- Conservez une trace du consentement donné, y compris la date, l'heure, et le contexte dans lequel il a été obtenu. Cela peut être important pour prouver la conformité.</text:p>
      <text:p text:style-name="Normal"/>
      <text:p text:style-name="Normal">### 6. **Mises à Jour du Consentement**</text:p>
      <text:p text:style-name="Normal"><text:s text:c="3"/>- Si les finalités du traitement changent ou si de nouvelles données sont collectées, demandez à nouveau le consentement des utilisateurs, en les informant des changements.</text:p>
      <text:p text:style-name="Normal"/>
      <text:p text:style-name="Normal">### 7. **Communication claire des droits**</text:p>
      <text:p text:style-name="Normal"><text:s text:c="3"/>- Rappelez aux utilisateurs leurs droits concernant leurs données, comme le droit d'accès, de rectification, d'effacement, et le droit à la portabilité des données.</text:p>
      <text:p text:style-name="Normal"/>
      <text:p text:style-name="Normal">### Exemple de Formulaire de Consentement</text:p>
      <text:p text:style-name="Normal"/>
      <text:p text:style-name="Normal">```markdown</text:p>
      <text:p text:style-name="Normal">**Consentement au traitement des données personnelles**</text:p>
      <text:p text:style-name="Normal"/>
      <text:p text:style-name="Normal">Nous recueillons vos données personnelles pour [décrire la finalité, par exemple : vous envoyer des informations sur nos services].</text:p>
      <text:p text:style-name="Normal"/>
      <text:p text:style-name="Normal">- [ ] J'accepte que mes données soient utilisées pour [finalité 1].</text:p>
      <text:p text:style-name="Normal">- [ ] J'accepte que mes données soient utilisées pour [finalité 2].</text:p>
      <text:p text:style-name="Normal">- [ ] J'accepte de recevoir des communications marketing.</text:p>
      <text:p text:style-name="Normal"/>
      <text:soft-page-break/>
      <text:p text:style-name="Normal">Vous pouvez retirer votre consentement à tout moment en [décrire la procédure, par exemple : en cliquant sur le lien de désinscription dans nos e-mails].</text:p>
      <text:p text:style-name="Normal"/>
      <text:p text:style-name="Normal">Pour plus d'informations sur vos droits, veuillez consulter notre [Politique de confidentialité](lien).</text:p>
      <text:p text:style-name="Normal">```</text:p>
      <text:p text:style-name="Normal"/>
      <text:p text:style-name="Normal">En suivant ces étapes, vous vous assurez que le consentement pour le traitement des données personnelles est obtenu de manière conforme et respectueuse des droits des utilisateu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uthier Hellin</meta:initial-creator>
    <dc:creator>Gauthier Hellin</dc:creator>
    <meta:creation-date>2024-09-22T19:19:00Z</meta:creation-date>
    <dc:date>2024-09-22T19:25:00Z</dc:date>
    <meta:template xlink:href="Normal.dotm" xlink:type="simple"/>
    <meta:editing-cycles>1</meta:editing-cycles>
    <meta:editing-duration>PT0S</meta:editing-duration>
    <meta:document-statistic meta:page-count="4" meta:paragraph-count="9" meta:word-count="746" meta:character-count="4843" meta:row-count="34" meta:non-whitespace-character-count="4106"/>
  </office:meta>
</office:document-meta>
</file>